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Google Sans" fo:font-size="13.1999998092651pt" fo:letter-spacing="normal" fo:font-style="normal" fo:font-weight="normal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Text_20_body">
      <style:paragraph-properties fo:margin-left="0cm" fo:margin-right="0cm" fo:margin-top="0cm" fo:margin-bottom="0.381cm" style:contextual-spacing="false" style:line-height-at-least="0.423cm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064cm" style:contextual-spacing="false" style:line-height-at-least="0.423cm" fo:orphans="2" fo:widows="2" fo:padding="0cm" fo:border="none"/>
    </style:style>
    <style:style style:name="P5" style:family="paragraph" style:parent-style-name="Text_20_body" style:list-style-name="L2">
      <style:paragraph-properties fo:margin-top="0cm" fo:margin-bottom="0.064cm" style:contextual-spacing="false" style:line-height-at-least="0.423cm" fo:orphans="2" fo:widows="2" fo:padding="0cm" fo:border="none"/>
    </style:style>
    <style:style style:name="P6" style:family="paragraph" style:parent-style-name="Text_20_body" style:list-style-name="L3">
      <style:paragraph-properties fo:margin-top="0cm" fo:margin-bottom="0.064cm" style:contextual-spacing="false" style:line-height-at-least="0.423cm" fo:orphans="2" fo:widows="2" fo:padding="0cm" fo:border="none"/>
    </style:style>
    <style:style style:name="P7" style:family="paragraph" style:parent-style-name="Text_20_body" style:list-style-name="L5">
      <style:paragraph-properties fo:margin-top="0cm" fo:margin-bottom="0.064cm" style:contextual-spacing="false" style:line-height-at-least="0.423cm" fo:orphans="2" fo:widows="2" fo:padding="0cm" fo:border="none"/>
    </style:style>
    <style:style style:name="P8" style:family="paragraph" style:parent-style-name="Text_20_body" style:list-style-name="L1">
      <style:paragraph-properties fo:margin-top="0cm" fo:margin-bottom="0.064cm" style:contextual-spacing="false" style:line-height-at-least="0.423cm" fo:orphans="2" fo:widows="2" fo:padding="0cm" fo:border="none"/>
      <style:text-properties fo:font-variant="normal" fo:text-transform="none" fo:color="#000000" loext:opacity="100%" style:font-name="Google Sans Text" fo:font-size="8.39999961853027pt" fo:letter-spacing="normal" fo:font-style="normal" fo:font-weight="normal" fo:background-color="transparent"/>
    </style:style>
    <style:style style:name="P9" style:family="paragraph" style:parent-style-name="Text_20_body" style:list-style-name="L2">
      <style:paragraph-properties fo:margin-top="0cm" fo:margin-bottom="0.064cm" style:contextual-spacing="false" style:line-height-at-least="0.423cm" fo:orphans="2" fo:widows="2" fo:padding="0cm" fo:border="none"/>
      <style:text-properties fo:font-variant="normal" fo:text-transform="none" fo:color="#000000" loext:opacity="100%" style:font-name="Google Sans Text" fo:font-size="8.39999961853027pt" fo:letter-spacing="normal" fo:font-style="normal" fo:font-weight="normal" fo:background-color="transparent"/>
    </style:style>
    <style:style style:name="P10" style:family="paragraph" style:parent-style-name="Text_20_body" style:list-style-name="L3">
      <style:paragraph-properties fo:margin-top="0cm" fo:margin-bottom="0.064cm" style:contextual-spacing="false" style:line-height-at-least="0.423cm" fo:orphans="2" fo:widows="2" fo:padding="0cm" fo:border="none"/>
      <style:text-properties fo:font-variant="normal" fo:text-transform="none" fo:color="#000000" loext:opacity="100%" style:font-name="Google Sans Text" fo:font-size="8.39999961853027pt" fo:letter-spacing="normal" fo:font-style="normal" fo:font-weight="normal" fo:background-color="transparent"/>
    </style:style>
    <style:style style:name="P11" style:family="paragraph" style:parent-style-name="Text_20_body" style:list-style-name="L4">
      <style:paragraph-properties fo:margin-top="0cm" fo:margin-bottom="0.064cm" style:contextual-spacing="false" style:line-height-at-least="0.423cm" fo:orphans="2" fo:widows="2" fo:padding="0cm" fo:border="none"/>
      <style:text-properties fo:font-variant="normal" fo:text-transform="none" fo:color="#000000" loext:opacity="100%" style:font-name="Google Sans Text" fo:font-size="8.39999961853027pt" fo:letter-spacing="normal" fo:font-style="normal" fo:font-weight="normal" fo:background-color="transparent"/>
    </style:style>
    <style:style style:name="T1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/>
    </style:style>
    <style:style style:name="T2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 fo:background-color="#000000" loext:char-shading-value="0"/>
    </style:style>
    <style:style style:name="T3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 fo:background-color="#000000" loext:char-shading-value="0"/>
    </style:style>
    <style:style style:name="T4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/>
    </style:style>
    <style:style style:name="T5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e2e2e5" loext:opacity="100%" style:font-name="Google Sans Text" fo:font-size="8.39999961853027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#000000" loext:char-shading-value="0"/>
    </style:style>
    <style:style style:name="T9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#000000" loext:char-shading-value="0"/>
    </style:style>
    <style:style style:name="T10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/>
    </style:style>
    <style:style style:name="T11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e2e2e5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style:font-name="Google Sans Text" fo:font-size="8.39999961853027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font-name="Google Sans Text" fo:font-size="8.39999961853027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Google Sans Text" fo:font-size="8.39999961853027pt" fo:letter-spacing="normal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sta de Exercícios Python para Iniciantes</text:h>
      <text:p text:style-name="P3"><text:span text:style-name="Strong_20_Emphasis"><text:span text:style-name="T15">Introdução:</text:span></text:span></text:p>
      <text:list xml:id="list2592639774" text:style-name="L1">
        <text:list-item>
          <text:p text:style-name="P4"><text:span text:style-name="Strong_20_Emphasis"><text:span text:style-name="T15">Olá, Mundo!</text:span></text:span></text:p>
          <text:list>
            <text:list-item>
              <text:p text:style-name="P8">Crie um programa que exibe a mensagem "Olá, Mundo!" na tela.</text:p>
            </text:list-item>
          </text:list>
        </text:list-item>
        <text:list-item>
          <text:p text:style-name="P4"><text:span text:style-name="Strong_20_Emphasis"><text:span text:style-name="T15">Variáveis e Tipos de Dados:</text:span></text:span></text:p>
          <text:list>
            <text:list-item>
              <text:p text:style-name="P8">Crie variáveis para armazenar seu nome, idade e um número favorito.</text:p>
            </text:list-item>
            <text:list-item>
              <text:p text:style-name="P8">Exiba esses valores na tela.</text:p>
            </text:list-item>
            <text:list-item>
              <text:p text:style-name="P8">Descubra o tipo de dado de cada variável.</text:p>
            </text:list-item>
          </text:list>
        </text:list-item>
        <text:list-item>
          <text:p text:style-name="P4"><text:span text:style-name="Strong_20_Emphasis"><text:span text:style-name="T15">Operadores Matemáticos:</text:span></text:span></text:p>
          <text:list>
            <text:list-item>
              <text:p text:style-name="P8">Crie um programa que calcula a soma, subtração, multiplicação e divisão de dois números.</text:p>
            </text:list-item>
            <text:list-item>
              <text:p text:style-name="P8">Crie um programa que calcula o resto da divisão de dois números.</text:p>
            </text:list-item>
          </text:list>
        </text:list-item>
        <text:list-item>
          <text:p text:style-name="P4"><text:span text:style-name="Strong_20_Emphasis"><text:span text:style-name="T15">Entrada do Usuário:</text:span></text:span></text:p>
          <text:list>
            <text:list-item>
              <text:p text:style-name="P8">Crie um programa que pede ao usuário seu nome e idade e depois exibe a mensagem "Olá, [nome]! Você tem [idade] anos.".</text:p>
            </text:list-item>
          </text:list>
        </text:list-item>
        <text:list-item>
          <text:p text:style-name="P4"><text:span text:style-name="Strong_20_Emphasis"><text:span text:style-name="T15">Condições (if, elif, else):</text:span></text:span></text:p>
          <text:list>
            <text:list-item>
              <text:p text:style-name="P8">Crie um programa que verifica se um número é par ou ímpar.</text:p>
            </text:list-item>
            <text:list-item>
              <text:p text:style-name="P8">Crie um programa que recebe a idade do usuário e verifica se ele é maior de idade.</text:p>
            </text:list-item>
          </text:list>
        </text:list-item>
        <text:list-item>
          <text:p text:style-name="P4"><text:span text:style-name="Strong_20_Emphasis"><text:span text:style-name="T15">Loops (for, while):</text:span></text:span></text:p>
          <text:list>
            <text:list-item>
              <text:p text:style-name="P8">Crie um programa que imprime os números de 1 a 10.</text:p>
            </text:list-item>
            <text:list-item>
              <text:p text:style-name="P8">Crie um programa que calcula a soma dos números de 1 a 100.</text:p>
            </text:list-item>
            <text:list-item>
              <text:p text:style-name="P8">Crie um programa que pede ao usuário para digitar um número e continua a pedir até que ele digite 0.</text:p>
            </text:list-item>
          </text:list>
        </text:list-item>
      </text:list>
      <text:p text:style-name="P3"><text:span text:style-name="Strong_20_Emphasis"><text:span text:style-name="T15">Listas e Strings:</text:span></text:span></text:p>
      <text:list xml:id="list27116961" text:style-name="L2">
        <text:list-item>
          <text:p text:style-name="P5"><text:span text:style-name="Strong_20_Emphasis"><text:span text:style-name="T15">Criação e Acesso:</text:span></text:span></text:p>
          <text:list>
            <text:list-item>
              <text:p text:style-name="P9">Crie uma lista de frutas e exiba cada fruta na tela.</text:p>
            </text:list-item>
            <text:list-item>
              <text:p text:style-name="P9">Acesse elementos específicos da lista por seu índice.</text:p>
            </text:list-item>
          </text:list>
        </text:list-item>
        <text:list-item>
          <text:p text:style-name="P5"><text:span text:style-name="Strong_20_Emphasis"><text:span text:style-name="T15">Modificação:</text:span></text:span></text:p>
          <text:list>
            <text:list-item>
              <text:p text:style-name="P9">Adicione uma nova fruta à lista.</text:p>
            </text:list-item>
            <text:list-item>
              <text:p text:style-name="P9">Remova uma fruta da lista.</text:p>
            </text:list-item>
            <text:list-item>
              <text:p text:style-name="P9">Modifique um elemento da lista.</text:p>
            </text:list-item>
          </text:list>
        </text:list-item>
        <text:list-item>
          <text:p text:style-name="P5"><text:span text:style-name="Strong_20_Emphasis"><text:span text:style-name="T15">Operações com Strings:</text:span></text:span></text:p>
          <text:list>
            <text:list-item>
              <text:p text:style-name="P9">Crie uma string com seu nome completo e exiba o primeiro e último nome.</text:p>
            </text:list-item>
            <text:list-item>
              <text:p text:style-name="P9">Crie um programa que pede ao usuário uma frase e conta quantas palavras ela possui.</text:p>
            </text:list-item>
            <text:list-item>
              <text:p text:style-name="P9">Crie um programa que verifica se uma frase contém uma palavra específica.</text:p>
            </text:list-item>
          </text:list>
        </text:list-item>
      </text:list>
      <text:p text:style-name="P3"><text:span text:style-name="Strong_20_Emphasis"><text:span text:style-name="T15">Funções:</text:span></text:span></text:p>
      <text:list xml:id="list68534304" text:style-name="L3">
        <text:list-item>
          <text:p text:style-name="P6"><text:span text:style-name="Strong_20_Emphasis"><text:span text:style-name="T15">Criação e Chamada:</text:span></text:span></text:p>
          <text:list>
            <text:list-item>
              <text:p text:style-name="P10">Crie uma função que recebe dois números como parâmetro e retorna a soma deles.</text:p>
            </text:list-item>
            <text:list-item>
              <text:p text:style-name="P10">Crie uma função que converte uma temperatura de Celsius para Fahrenheit.</text:p>
            </text:list-item>
          </text:list>
        </text:list-item>
        <text:list-item>
          <text:p text:style-name="P6"><text:span text:style-name="Strong_20_Emphasis"><text:span text:style-name="T15">Parâmetros e Retorno:</text:span></text:span></text:p>
          <text:list>
            <text:list-item>
              <text:p text:style-name="P10">Crie uma função que recebe uma lista de números e retorna a média deles.</text:p>
            </text:list-item>
            <text:list-item>
              <text:p text:style-name="P10">Crie uma função que recebe uma lista de nomes e retorna o nome com mais caracteres.</text:p>
            </text:list-item>
          </text:list>
        </text:list-item>
      </text:list>
      <text:p text:style-name="P3"><text:span text:style-name="Strong_20_Emphasis"><text:span text:style-name="T15">Dicas:</text:span></text:span></text:p>
      <text:list xml:id="list610277994" text:style-name="L4">
        <text:list-item>
          <text:p text:style-name="P11">Utilize comentários no seu código para explicar o que cada parte faz.</text:p>
        </text:list-item>
        <text:list-item>
          <text:p text:style-name="P11">Experimente usar diferentes operadores e funções do Python.</text:p>
        </text:list-item>
        <text:list-item>
          <text:p text:style-name="P11">Não tenha medo de errar e de procurar ajuda online.</text:p>
        </text:list-item>
        <text:list-item>
          <text:p text:style-name="P11">Procure por tutoriais e exemplos de código para te ajudar.</text:p>
        </text:list-item>
        <text:list-item>
          <text:p text:style-name="P11">Vá aos poucos e não se preocupe em aprender tudo de uma vez.</text:p>
        </text:list-item>
      </text:list>
      <text:p text:style-name="P3"><text:span text:style-name="Strong_20_Emphasis"><text:span text:style-name="T15">Recursos Úteis:</text:span></text:span></text:p>
      <text:list xml:id="list3786873363" text:style-name="L5">
        <text:list-item>
          <text:p text:style-name="P7"><text:soft-page-break/><text:a xlink:type="simple" xlink:href="https://docs.python.org/3/" office:target-frame-name="_blank" xlink:show="new" text:style-name="Internet_20_link" text:visited-style-name="Visited_20_Internet_20_Link"><text:span text:style-name="T16">Documentação do Python</text:span></text:a></text:p>
        </text:list-item>
        <text:list-item>
          <text:p text:style-name="P7"><text:a xlink:type="simple" xlink:href="https://www.w3schools.com/python/" office:target-frame-name="_blank" xlink:show="new" text:style-name="Internet_20_link" text:visited-style-name="Visited_20_Internet_20_Link"><text:span text:style-name="T16">W3Schools Python Tutorial</text:span></text:a></text:p>
        </text:list-item>
        <text:list-item>
          <text:p text:style-name="P7"><text:a xlink:type="simple" xlink:href="https://www.codecademy.com/learn/learn-python-3" office:target-frame-name="_blank" xlink:show="new" text:style-name="Internet_20_link" text:visited-style-name="Visited_20_Internet_20_Link"><text:span text:style-name="T16">Codecademy Python Course</text:span></text:a></text:p>
        </text:list-item>
        <text:list-item>
          <text:p text:style-name="P7"><text:a xlink:type="simple" xlink:href="https://developers.google.com/edu/python" office:target-frame-name="_blank" xlink:show="new" text:style-name="Internet_20_link" text:visited-style-name="Visited_20_Internet_20_Link"><text:span text:style-name="T16">Google Python Class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Text" svg:font-family="'Google Sans Text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00:35.067048763</meta:creation-date>
    <dc:date>2024-06-13T19:01:22.349547436</dc:date>
    <meta:editing-duration>PT48S</meta:editing-duration>
    <meta:editing-cycles>1</meta:editing-cycles>
    <meta:document-statistic meta:table-count="0" meta:image-count="0" meta:object-count="0" meta:page-count="2" meta:paragraph-count="50" meta:word-count="442" meta:character-count="2287" meta:non-whitespace-character-count="1939"/>
    <meta:generator>LibreOffice/7.3.7.2$Linux_X86_64 LibreOffice_project/30$Build-2</meta:generator>
  </office:meta>
</office:document-meta>
</file>